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rrelationEvent.setPortType( QName por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relationEvent.setOperation( String ope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relationEvent.getPor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relationEvent.getOpe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relationEvent.getMessageExchang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relationEvent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relationEvent.setMexId( String mex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relationEvent.Correlation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relationEvent.CorrelationEvent( QName portType , String operation , String mex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